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82b6" officeooo:paragraph-rsid="001582b6" style:font-weight-asian="bold" style:font-weight-complex="bold"/>
    </style:style>
    <style:style style:name="P2" style:family="paragraph" style:parent-style-name="Standard">
      <style:text-properties fo:font-weight="bold" officeooo:rsid="00187e6b" officeooo:paragraph-rsid="00187e6b" style:font-weight-asian="bold" style:font-weight-complex="bold"/>
    </style:style>
    <style:style style:name="P3" style:family="paragraph" style:parent-style-name="Standard">
      <style:text-properties fo:font-weight="bold" officeooo:rsid="001f4f6b" officeooo:paragraph-rsid="001f4f6b" style:font-weight-asian="bold" style:font-weight-complex="bold"/>
    </style:style>
    <style:style style:name="P4" style:family="paragraph" style:parent-style-name="Standard">
      <style:text-properties fo:font-weight="normal" officeooo:rsid="001582b6" officeooo:paragraph-rsid="001582b6" style:font-weight-asian="normal" style:font-weight-complex="normal"/>
    </style:style>
    <style:style style:name="P5" style:family="paragraph" style:parent-style-name="Standard">
      <style:text-properties fo:font-weight="normal" officeooo:rsid="00187e6b" officeooo:paragraph-rsid="00187e6b" style:font-weight-asian="normal" style:font-weight-complex="normal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582b6" officeooo:paragraph-rsid="001582b6" style:font-weight-asian="bold" style:font-weight-complex="bold"/>
    </style:style>
    <style:style style:name="P7" style:family="paragraph" style:parent-style-name="Standard">
      <style:text-properties fo:font-weight="normal" officeooo:rsid="001582b6" officeooo:paragraph-rsid="001582b6" style:font-weight-asian="normal" style:font-weight-complex="normal"/>
    </style:style>
    <style:style style:name="P8" style:family="paragraph" style:parent-style-name="Standard">
      <style:text-properties fo:font-weight="normal" officeooo:rsid="001582b6" officeooo:paragraph-rsid="00270e57" style:font-weight-asian="normal" style:font-weight-complex="normal"/>
    </style:style>
    <style:style style:name="P9" style:family="paragraph" style:parent-style-name="Standard">
      <style:text-properties fo:font-weight="normal" officeooo:rsid="00187e6b" officeooo:paragraph-rsid="00270e57" style:font-weight-asian="normal" style:font-weight-complex="normal"/>
    </style:style>
    <style:style style:name="P10" style:family="paragraph" style:parent-style-name="Standard">
      <style:text-properties fo:font-weight="bold" officeooo:rsid="001f4f6b" officeooo:paragraph-rsid="00270e57" style:font-weight-asian="bold" style:font-weight-complex="bold"/>
    </style:style>
    <style:style style:name="P11" style:family="paragraph" style:parent-style-name="Standard">
      <style:text-properties fo:font-weight="bold" officeooo:rsid="001582b6" officeooo:paragraph-rsid="00270e57" style:font-weight-asian="bold" style:font-weight-complex="bold"/>
    </style:style>
    <style:style style:name="P12" style:family="paragraph" style:parent-style-name="Standard">
      <style:text-properties fo:font-weight="bold" officeooo:rsid="00187e6b" officeooo:paragraph-rsid="00270e57" style:font-weight-asian="bold" style:font-weight-complex="bold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1582b6" officeooo:paragraph-rsid="00270e57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c035"/>
    </style:style>
    <style:style style:name="T3" style:family="text">
      <style:text-properties style:text-underline-style="solid" style:text-underline-width="auto" style:text-underline-color="font-color" officeooo:rsid="00187e6b"/>
    </style:style>
    <style:style style:name="T4" style:family="text">
      <style:text-properties style:text-underline-style="solid" style:text-underline-width="auto" style:text-underline-color="font-color" officeooo:rsid="001a501e"/>
    </style:style>
    <style:style style:name="T5" style:family="text">
      <style:text-properties style:text-underline-style="solid" style:text-underline-width="auto" style:text-underline-color="font-color" officeooo:rsid="001c69d5"/>
    </style:style>
    <style:style style:name="T6" style:family="text">
      <style:text-properties style:text-underline-style="solid" style:text-underline-width="auto" style:text-underline-color="font-color" officeooo:rsid="00270e57"/>
    </style:style>
    <style:style style:name="T7" style:family="text">
      <style:text-properties officeooo:rsid="0016c035"/>
    </style:style>
    <style:style style:name="T8" style:family="text">
      <style:text-properties officeooo:rsid="00187e6b"/>
    </style:style>
    <style:style style:name="T9" style:family="text">
      <style:text-properties officeooo:rsid="001a501e"/>
    </style:style>
    <style:style style:name="T10" style:family="text">
      <style:text-properties style:text-underline-style="none" officeooo:rsid="0016c035"/>
    </style:style>
    <style:style style:name="T11" style:family="text">
      <style:text-properties style:text-underline-style="none" officeooo:rsid="001c69d5"/>
    </style:style>
    <style:style style:name="T12" style:family="text">
      <style:text-properties style:text-underline-style="none" officeooo:rsid="00270e57"/>
    </style:style>
    <style:style style:name="T13" style:family="text">
      <style:text-properties style:text-underline-style="none" officeooo:rsid="00187e6b"/>
    </style:style>
    <style:style style:name="T14" style:family="text">
      <style:text-properties officeooo:rsid="002209af"/>
    </style:style>
    <style:style style:name="T15" style:family="text">
      <style:text-properties officeooo:rsid="00270e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trôle sur natures grammaticales et fonctions</text:p>
      <text:p text:style-name="P3"/>
      <text:p text:style-name="P1">(1) Donner la nature grammaticale des neuf mots soulignés : (<text:tab/><text:tab/>/ 9 points)</text:p>
      <text:p text:style-name="P1"><text:tab/><text:span text:style-name="T14">Je vous demande de ne pas utiliser d’abréviations.</text:span></text:p>
      <text:p text:style-name="P4"/>
      <text:p text:style-name="P4"><text:tab/><text:span text:style-name="T1">Hier</text:span>, <text:span text:style-name="T1">j</text:span>’<text:span text:style-name="T1">ai vu</text:span> <text:span text:style-name="T1">cet</text:span> <text:span text:style-name="T1">homme</text:span> parler <text:span text:style-name="T1">avec</text:span> <text:span text:style-name="T1">Lionel</text:span> <text:span text:style-name="T1">quand</text:span> les invités étaient encore <text:span text:style-name="T1">là</text:span>.</text:p>
      <text:p text:style-name="P4"/>
      <text:p text:style-name="P4"><text:tab/>Hier<text:tab/><text:tab/>:</text:p>
      <text:p text:style-name="P4"/>
      <text:p text:style-name="P4"><text:tab/>j’ <text:tab/><text:tab/>:</text:p>
      <text:p text:style-name="P4"/>
      <text:p text:style-name="P4"><text:tab/>ai vu<text:tab/><text:tab/>:</text:p>
      <text:p text:style-name="P4"/>
      <text:p text:style-name="P4"><text:tab/>cet<text:tab/><text:tab/>:</text:p>
      <text:p text:style-name="P4"/>
      <text:p text:style-name="P4"><text:tab/>homme <text:tab/>:</text:p>
      <text:p text:style-name="P4"/>
      <text:p text:style-name="P4"><text:tab/>avec <text:tab/><text:tab/>:</text:p>
      <text:p text:style-name="P4"/>
      <text:p text:style-name="P4"><text:tab/>Lionel<text:tab/><text:tab/>:</text:p>
      <text:p text:style-name="P4"/>
      <text:p text:style-name="P4"><text:tab/>quand <text:tab/><text:tab/>:</text:p>
      <text:p text:style-name="P4"/>
      <text:p text:style-name="P4"><text:tab/>là <text:tab/><text:tab/>:</text:p>
      <text:p text:style-name="P4"/>
      <text:p text:style-name="P1">(2) <text:span text:style-name="T7">Donner la fonction des mots soulignés : (<text:tab/>/ 7 points)</text:span></text:p>
      <text:p text:style-name="P4"/>
      <text:p text:style-name="P4"><text:tab/><text:span text:style-name="T2">Nous</text:span><text:span text:style-name="T7"> avons vu </text:span><text:span text:style-name="T2">les voitures</text:span><text:span text:style-name="T10"> </text:span><text:span text:style-name="T11">mais </text:span><text:span text:style-name="T5">eux</text:span><text:span text:style-name="T11"> ne </text:span><text:span text:style-name="T5">les</text:span><text:span text:style-name="T11"> ont pas aperçus à temps.</text:span></text:p>
      <text:p text:style-name="P4"/>
      <text:p text:style-name="P4"/>
      <text:p text:style-name="P4"><text:tab/></text:p>
      <text:p text:style-name="P4"><text:tab/><text:span text:style-name="T3">Aujourd’hui</text:span><text:span text:style-name="T8">, </text:span><text:span text:style-name="T3">il</text:span><text:span text:style-name="T8"> ne se souvient plus </text:span><text:span text:style-name="T3">de ses parents</text:span><text:span text:style-name="T8">.</text:span></text:p>
      <text:p text:style-name="P4"/>
      <text:p text:style-name="P4"/>
      <text:p text:style-name="P4"/>
      <text:p text:style-name="P4"><text:tab/><text:span text:style-name="T9">Ils sont </text:span><text:span text:style-name="T4">trop proches de la route</text:span><text:span text:style-name="T9">.</text:span></text:p>
      <text:p text:style-name="P4"/>
      <text:p text:style-name="P4"/>
      <text:p text:style-name="P4"/>
      <text:p text:style-name="P4"/>
      <text:p text:style-name="P2">(3) Souligner et donner les fonctions dans la phrase suivante :<text:tab/>(/<text:tab/> 4 points)</text:p>
      <text:p text:style-name="P2"/>
      <text:p text:style-name="P2"><text:tab/>RAPPEL : les verbes n’ont pas de fonction</text:p>
      <text:p text:style-name="P2"/>
      <text:p text:style-name="P2"/>
      <text:p text:style-name="P5"><text:tab/>Je leur ai donné du sucre.</text:p>
      <text:p text:style-name="P5"/>
      <text:p text:style-name="P5"/>
      <text:p text:style-name="P5"/>
      <text:p text:style-name="P5"><text:tab/>Réussira-t-il ?</text:p>
      <text:p text:style-name="P4"/>
      <text:p text:style-name="P4"/>
      <text:p text:style-name="P13"><text:soft-page-break/>Contrôle sur natures grammaticales et fonctions</text:p>
      <text:p text:style-name="P10"/>
      <text:p text:style-name="P11">(1) Donner la nature grammaticale des neuf mots soulignés : (<text:tab/><text:tab/>/ 9 points)</text:p>
      <text:p text:style-name="P11"><text:tab/><text:span text:style-name="T14">Je vous demande de ne pas utiliser d’abréviations.</text:span></text:p>
      <text:p text:style-name="P8"/>
      <text:p text:style-name="P8"><text:tab/><text:span text:style-name="T6">Ton</text:span><text:span text:style-name="T15"> </text:span><text:span text:style-name="T6">frère</text:span><text:span text:style-name="T15"> ? </text:span><text:span text:style-name="T6">Ce</text:span><text:span text:style-name="T15"> </text:span><text:span text:style-name="T6">jeune</text:span><text:span text:style-name="T15"> homme </text:span><text:span text:style-name="T6">l</text:span><text:span text:style-name="T15">’a vu parler </text:span><text:span text:style-name="T6">avec</text:span><text:span text:style-name="T15"> Denis </text:span><text:span text:style-name="T6">bien qu</text:span><text:span text:style-name="T12">’il fasse nuit </text:span><text:span text:style-name="T6">et</text:span><text:span text:style-name="T12"> que l’on </text:span><text:span text:style-name="T6">n’</text:span><text:span text:style-name="T12">y voyait rien !</text:span></text:p>
      <text:p text:style-name="P8"/>
      <text:p text:style-name="P8"><text:tab/><text:span text:style-name="T15">Ton</text:span><text:tab/><text:tab/>:</text:p>
      <text:p text:style-name="P8"/>
      <text:p text:style-name="P8"><text:tab/><text:span text:style-name="T15">frère</text:span> <text:tab/><text:tab/>:</text:p>
      <text:p text:style-name="P8"/>
      <text:p text:style-name="P8"><text:tab/><text:span text:style-name="T15">Ce</text:span><text:tab/><text:tab/>:</text:p>
      <text:p text:style-name="P8"/>
      <text:p text:style-name="P8"><text:tab/><text:span text:style-name="T15">jeune</text:span><text:tab/><text:tab/>:</text:p>
      <text:p text:style-name="P8"/>
      <text:p text:style-name="P8"><text:tab/><text:span text:style-name="T15">l’</text:span> <text:tab/><text:tab/>:</text:p>
      <text:p text:style-name="P8"/>
      <text:p text:style-name="P8"><text:tab/><text:span text:style-name="T15">avec</text:span><text:tab/><text:tab/>:</text:p>
      <text:p text:style-name="P8"/>
      <text:p text:style-name="P8"><text:tab/><text:span text:style-name="T15">bien qu’</text:span> <text:tab/>:</text:p>
      <text:p text:style-name="P8"/>
      <text:p text:style-name="P8"><text:tab/><text:span text:style-name="T15">et</text:span> <text:tab/><text:tab/>:</text:p>
      <text:p text:style-name="P8"/>
      <text:p text:style-name="P8"><text:tab/><text:span text:style-name="T15">n’<text:tab/><text:tab/>:</text:span></text:p>
      <text:p text:style-name="P8"/>
      <text:p text:style-name="P11">(2) <text:span text:style-name="T7">Donner la fonction des mots soulignés : (<text:tab/>/ 7 points)</text:span></text:p>
      <text:p text:style-name="P8"/>
      <text:p text:style-name="P8"><text:tab/><text:span text:style-name="T6">Ils</text:span><text:span text:style-name="T15"> sont </text:span><text:span text:style-name="T6">malades</text:span><text:span text:style-name="T15"> mais </text:span><text:span text:style-name="T6">mes parents</text:span><text:span text:style-name="T15"> </text:span><text:span text:style-name="T6">leur</text:span><text:span text:style-name="T15"> ont donné </text:span><text:span text:style-name="T6">quelques médicaments</text:span><text:span text:style-name="T15">.</text:span></text:p>
      <text:p text:style-name="P8"><text:span text:style-name="T11"/></text:p>
      <text:p text:style-name="P8"><text:tab/></text:p>
      <text:p text:style-name="P8"><text:tab/><text:span text:style-name="T3">Aujourd’hui</text:span><text:span text:style-name="T8">, </text:span><text:span text:style-name="T13">il </text:span><text:span text:style-name="T8">ne se souvient plus </text:span><text:span text:style-name="T3">de ses parents</text:span><text:span text:style-name="T8">.</text:span></text:p>
      <text:p text:style-name="P8"/>
      <text:p text:style-name="P8"/>
      <text:p text:style-name="P8"/>
      <text:p text:style-name="P8"><text:tab/><text:span text:style-name="T9">Ils sont </text:span><text:span text:style-name="T4">trop proches de la route</text:span><text:span text:style-name="T9">.</text:span></text:p>
      <text:p text:style-name="P8"/>
      <text:p text:style-name="P8"/>
      <text:p text:style-name="P8"/>
      <text:p text:style-name="P8"/>
      <text:p text:style-name="P12">(3) Souligner et donner les fonctions dans la phrase suivante :<text:tab/>(/<text:tab/> 4 points)</text:p>
      <text:p text:style-name="P12"/>
      <text:p text:style-name="P12"><text:tab/>RAPPEL : les verbes n’ont pas de fonction</text:p>
      <text:p text:style-name="P12"/>
      <text:p text:style-name="P12"/>
      <text:p text:style-name="P9"><text:tab/><text:span text:style-name="T15">Les parents de Michelle ne lui ont jamais pardonné cette méchante phrase.</text:span></text:p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08:06:03.144561178</meta:creation-date>
    <dc:date>2021-03-24T18:01:52.029248313</dc:date>
    <meta:editing-duration>PT27M5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275" meta:character-count="1460" meta:non-whitespace-character-count="1162"/>
  </office:meta>
</office:document-meta>
</file>